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3aa5c" officeooo:paragraph-rsid="0003aa5c"/>
    </style:style>
    <style:style style:name="P2" style:family="paragraph" style:parent-style-name="Standard">
      <style:text-properties officeooo:rsid="0003aa5c" officeooo:paragraph-rsid="000a1e88"/>
    </style:style>
    <style:style style:name="P3" style:family="paragraph" style:parent-style-name="Standard">
      <style:text-properties fo:font-size="16pt" officeooo:rsid="0003aa5c" officeooo:paragraph-rsid="0003aa5c" style:font-size-asian="16pt" style:font-size-complex="16pt"/>
    </style:style>
    <style:style style:name="P4" style:family="paragraph" style:parent-style-name="Standard">
      <style:text-properties fo:font-weight="bold" officeooo:rsid="0003aa5c" officeooo:paragraph-rsid="0003aa5c" style:font-weight-asian="bold" style:font-weight-complex="bold"/>
    </style:style>
    <style:style style:name="P5" style:family="paragraph" style:parent-style-name="Standard">
      <style:text-properties fo:font-weight="bold" officeooo:rsid="0003aa5c" officeooo:paragraph-rsid="003e95d6" style:font-weight-asian="bold" style:font-weight-complex="bold"/>
    </style:style>
    <style:style style:name="P6" style:family="paragraph" style:parent-style-name="Standard">
      <style:text-properties fo:font-weight="bold" officeooo:rsid="0003aa5c" officeooo:paragraph-rsid="004c1c1d" style:font-weight-asian="bold" style:font-weight-complex="bold"/>
    </style:style>
    <style:style style:name="P7" style:family="paragraph" style:parent-style-name="Standard">
      <style:text-properties fo:font-weight="bold" officeooo:rsid="001094bc" officeooo:paragraph-rsid="001094bc" style:font-weight-asian="bold" style:font-weight-complex="bold"/>
    </style:style>
    <style:style style:name="P8" style:family="paragraph" style:parent-style-name="Standard">
      <style:text-properties fo:font-weight="bold" officeooo:rsid="00266fae" officeooo:paragraph-rsid="00266fae" style:font-weight-asian="bold" style:font-weight-complex="bold"/>
    </style:style>
    <style:style style:name="P9" style:family="paragraph" style:parent-style-name="Standard">
      <style:text-properties fo:font-weight="bold" officeooo:rsid="004c1c1d" officeooo:paragraph-rsid="004c1c1d" style:font-weight-asian="bold" style:font-weight-complex="bold"/>
    </style:style>
    <style:style style:name="P10" style:family="paragraph" style:parent-style-name="Standard">
      <style:text-properties fo:font-weight="bold" officeooo:rsid="0061d958" officeooo:paragraph-rsid="0061d958" style:font-weight-asian="bold" style:font-weight-complex="bold"/>
    </style:style>
    <style:style style:name="P11" style:family="paragraph" style:parent-style-name="Standard">
      <style:text-properties officeooo:rsid="0004dced" officeooo:paragraph-rsid="0004dced"/>
    </style:style>
    <style:style style:name="P12" style:family="paragraph" style:parent-style-name="Standard">
      <style:text-properties officeooo:rsid="0004dced" officeooo:paragraph-rsid="002ba372"/>
    </style:style>
    <style:style style:name="P13" style:family="paragraph" style:parent-style-name="Standard">
      <style:text-properties fo:font-weight="normal" officeooo:rsid="002ba201" officeooo:paragraph-rsid="002ba372" style:font-weight-asian="normal" style:font-weight-complex="normal"/>
    </style:style>
    <style:style style:name="P14" style:family="paragraph" style:parent-style-name="Standard">
      <style:text-properties fo:font-weight="normal" officeooo:rsid="00305fbd" officeooo:paragraph-rsid="00305fbd" style:font-weight-asian="normal" style:font-weight-complex="normal"/>
    </style:style>
    <style:style style:name="P15" style:family="paragraph" style:parent-style-name="Standard">
      <style:text-properties fo:font-weight="normal" officeooo:rsid="0004dced" officeooo:paragraph-rsid="004c1c1d" style:font-weight-asian="normal" style:font-weight-complex="normal"/>
    </style:style>
    <style:style style:name="P16" style:family="paragraph" style:parent-style-name="Standard">
      <style:text-properties fo:font-weight="normal" officeooo:rsid="0004dced" officeooo:paragraph-rsid="004d4cca" style:font-weight-asian="normal" style:font-weight-complex="normal"/>
    </style:style>
    <style:style style:name="P17" style:family="paragraph" style:parent-style-name="Standard">
      <style:text-properties fo:font-weight="normal" officeooo:rsid="0004dced" officeooo:paragraph-rsid="00518ae7" style:font-weight-asian="normal" style:font-weight-complex="normal"/>
    </style:style>
    <style:style style:name="P18" style:family="paragraph" style:parent-style-name="Standard">
      <style:text-properties fo:font-weight="normal" officeooo:rsid="0004dced" officeooo:paragraph-rsid="00534822" style:font-weight-asian="normal" style:font-weight-complex="normal"/>
    </style:style>
    <style:style style:name="P19" style:family="paragraph" style:parent-style-name="Standard">
      <style:text-properties fo:font-weight="normal" officeooo:rsid="003358c2" officeooo:paragraph-rsid="00534822" style:font-weight-asian="normal" style:font-weight-complex="normal"/>
    </style:style>
    <style:style style:name="P20" style:family="paragraph" style:parent-style-name="Standard">
      <style:text-properties officeooo:rsid="0006eb84" officeooo:paragraph-rsid="003e95d6"/>
    </style:style>
    <style:style style:name="P21" style:family="paragraph" style:parent-style-name="Standard">
      <style:text-properties officeooo:rsid="00111cd7" officeooo:paragraph-rsid="00111cd7"/>
    </style:style>
    <style:style style:name="P22" style:family="paragraph" style:parent-style-name="Standard">
      <style:text-properties officeooo:rsid="0016690c" officeooo:paragraph-rsid="0016690c"/>
    </style:style>
    <style:style style:name="P23" style:family="paragraph" style:parent-style-name="Standard">
      <style:text-properties officeooo:rsid="0016690c" officeooo:paragraph-rsid="0020bbfb"/>
    </style:style>
    <style:style style:name="P24" style:family="paragraph" style:parent-style-name="Standard">
      <style:text-properties officeooo:rsid="001b6e80" officeooo:paragraph-rsid="001b6e80"/>
    </style:style>
    <style:style style:name="P25" style:family="paragraph" style:parent-style-name="Standard">
      <style:text-properties officeooo:rsid="0020bbfb" officeooo:paragraph-rsid="0020bbfb"/>
    </style:style>
    <style:style style:name="P26" style:family="paragraph" style:parent-style-name="Standard">
      <style:text-properties fo:font-size="10pt" officeooo:paragraph-rsid="003e95d6" fo:background-color="#ffff00" style:font-size-asian="10pt" style:font-size-complex="10pt"/>
    </style:style>
    <style:style style:name="P27" style:family="paragraph" style:parent-style-name="Standard">
      <style:text-properties fo:font-size="10pt" fo:font-weight="bold" officeooo:rsid="004d4cca" officeooo:paragraph-rsid="004d4cca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4d4d09" officeooo:paragraph-rsid="004d4d09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03e95d6"/>
    </style:style>
    <style:style style:name="P30" style:family="paragraph" style:parent-style-name="Standard">
      <style:text-properties officeooo:rsid="002cec60" officeooo:paragraph-rsid="002cec60"/>
    </style:style>
    <style:style style:name="P31" style:family="paragraph" style:parent-style-name="Standard">
      <style:text-properties officeooo:rsid="002cfeff" officeooo:paragraph-rsid="002cfeff"/>
    </style:style>
    <style:style style:name="P32" style:family="paragraph" style:parent-style-name="Standard">
      <style:text-properties officeooo:rsid="0032eb07" officeooo:paragraph-rsid="0032eb07"/>
    </style:style>
    <style:style style:name="P33" style:family="paragraph" style:parent-style-name="Standard">
      <style:text-properties officeooo:rsid="003358c2" officeooo:paragraph-rsid="003358c2"/>
    </style:style>
    <style:style style:name="P34" style:family="paragraph" style:parent-style-name="Standard">
      <style:text-properties officeooo:rsid="005f81ab" officeooo:paragraph-rsid="005f81ab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03aa5c" officeooo:paragraph-rsid="0003aa5c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06eb84" officeooo:paragraph-rsid="003e95d6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0839d5" officeooo:paragraph-rsid="000839d5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0839d5" officeooo:paragraph-rsid="00347e6b"/>
    </style:style>
    <style:style style:name="P39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officeooo:paragraph-rsid="00305fbd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officeooo:paragraph-rsid="003e95d6" style:font-size-asian="10pt" style:font-size-complex="10pt"/>
    </style:style>
    <style:style style:name="P41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officeooo:paragraph-rsid="0061a15a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fo:font-weight="normal" officeooo:rsid="00305fbd" officeooo:paragraph-rsid="00305fbd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fo:font-weight="normal" officeooo:rsid="0061a15a" officeooo:paragraph-rsid="0061a15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paragraph-rsid="003e95d6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173045" officeooo:paragraph-rsid="00173045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173045" officeooo:paragraph-rsid="0019a31a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font-weight="normal" officeooo:rsid="004ff5cf" officeooo:paragraph-rsid="0053e48b" style:font-weight-asian="normal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font-weight="normal" officeooo:rsid="004e55f6" officeooo:paragraph-rsid="0053e48b" style:font-weight-asian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font-weight="normal" officeooo:rsid="0053e48b" officeooo:paragraph-rsid="0053e48b" style:font-weight-asian="normal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fo:font-weight="normal" officeooo:rsid="005a2008" officeooo:paragraph-rsid="005a2008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weight="normal" officeooo:rsid="0061a15a" officeooo:paragraph-rsid="0061a15a" style:font-weight-asian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4925in" fo:margin-right="0in" fo:text-indent="0in" style:auto-text-indent="false" style:page-number="auto" fo:background-color="transparent"/>
      <style:text-properties fo:font-size="10pt" officeooo:paragraph-rsid="003e95d6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0.4925in" fo:margin-right="0in" fo:text-indent="0in" style:auto-text-indent="false" style:page-number="auto" fo:background-color="transparent"/>
      <style:text-properties fo:font-size="10pt" fo:font-weight="normal" officeooo:rsid="0061a15a" officeooo:paragraph-rsid="0061a15a" style:font-size-asian="10pt" style:font-weight-asian="normal" style:font-size-complex="10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3e95d6" style:font-size-asian="10pt" style:font-size-complex="10pt"/>
    </style:style>
    <style:style style:name="P55" style:family="paragraph" style:parent-style-name="Standard">
      <loext:graphic-properties draw:fill="none"/>
      <style:paragraph-properties fo:margin-left="1in" fo:margin-right="0in" fo:text-indent="-0.5in" style:auto-text-indent="false" fo:background-color="transparent"/>
      <style:text-properties officeooo:paragraph-rsid="003e95d6"/>
    </style:style>
    <style:style style:name="P5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270a10" officeooo:paragraph-rsid="000db54b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28ecb2" officeooo:paragraph-rsid="0028ecb2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298934" officeooo:paragraph-rsid="00298934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0db54b" officeooo:paragraph-rsid="00298934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.5in" fo:margin-right="0in" fo:text-indent="-0.5in" style:auto-text-indent="false" fo:break-before="page" fo:background-color="transparent"/>
      <style:text-properties fo:font-weight="normal" officeooo:rsid="000db54b" officeooo:paragraph-rsid="000db54b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.9846in" fo:margin-right="0in" fo:text-indent="0in" style:auto-text-indent="false" fo:background-color="transparent"/>
      <style:text-properties fo:font-size="10pt" fo:font-weight="bold" officeooo:rsid="0006eb84" officeooo:paragraph-rsid="003e95d6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fo:font-weight="normal" officeooo:rsid="004ff5cf" officeooo:paragraph-rsid="0053e48b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.9846in" fo:margin-right="0in" fo:text-indent="0in" style:auto-text-indent="false" fo:background-color="transparent"/>
      <style:text-properties fo:font-weight="normal" officeooo:rsid="004ff5cf" officeooo:paragraph-rsid="0053e48b" style:font-weight-asian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2ba201" officeooo:paragraph-rsid="0030e91d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28ecb2" officeooo:paragraph-rsid="0028ecb2" style:font-weight-asian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weight="normal" officeooo:rsid="0057d973" officeooo:paragraph-rsid="0057d973" style:font-weight-asian="normal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font-weight="normal" officeooo:rsid="006c35bd" officeooo:paragraph-rsid="006c35bd" style:font-weight-asian="normal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501395" officeooo:paragraph-rsid="0053e48b" style:font-weight-asian="normal" style:font-weight-complex="normal"/>
    </style:style>
    <style:style style:name="P69" style:family="paragraph" style:parent-style-name="Standard" style:list-style-name="L1">
      <style:text-properties officeooo:rsid="0003aa5c" officeooo:paragraph-rsid="0003aa5c"/>
    </style:style>
    <style:style style:name="P70" style:family="paragraph" style:parent-style-name="Standard">
      <style:text-properties officeooo:rsid="0003aa5c" officeooo:paragraph-rsid="0003aa5c"/>
    </style:style>
    <style:style style:name="P71" style:family="paragraph" style:parent-style-name="Standard" style:list-style-name="L2">
      <style:text-properties officeooo:paragraph-rsid="003e95d6"/>
    </style:style>
    <style:style style:name="P72" style:family="paragraph" style:parent-style-name="Standard" style:list-style-name="L3">
      <style:text-properties officeooo:paragraph-rsid="003e95d6"/>
    </style:style>
    <style:style style:name="P73" style:family="paragraph" style:parent-style-name="Standard">
      <style:text-properties fo:font-size="16pt" officeooo:rsid="0003aa5c" officeooo:paragraph-rsid="0003aa5c" style:font-size-asian="16pt" style:font-size-complex="16pt"/>
    </style:style>
    <style:style style:name="P74" style:family="paragraph" style:parent-style-name="Standard">
      <style:text-properties fo:font-size="16pt" fo:font-weight="normal" officeooo:rsid="006b2e85" officeooo:paragraph-rsid="006b2e85" style:font-size-asian="16pt" style:font-weight-asian="normal" style:font-size-complex="16pt" style:font-weight-complex="normal"/>
    </style:style>
    <style:style style:name="P75" style:family="paragraph" style:parent-style-name="Standard">
      <style:text-properties fo:font-weight="normal" officeooo:rsid="00305fbd" officeooo:paragraph-rsid="007b817d" style:font-weight-asian="normal" style:font-weight-complex="normal"/>
    </style:style>
    <style:style style:name="P76" style:family="paragraph" style:parent-style-name="Standard">
      <style:text-properties fo:font-weight="normal" officeooo:rsid="007b817d" officeooo:paragraph-rsid="007b817d" style:font-weight-asian="normal" style:font-weight-complex="normal"/>
    </style:style>
    <style:style style:name="P77" style:family="paragraph" style:parent-style-name="Standard">
      <style:text-properties fo:font-weight="normal" officeooo:rsid="0004dced" officeooo:paragraph-rsid="0004dced" style:font-weight-asian="normal" style:font-weight-complex="normal"/>
    </style:style>
    <style:style style:name="P78" style:family="paragraph" style:parent-style-name="Standard">
      <style:text-properties fo:font-weight="bold" officeooo:rsid="0003aa5c" officeooo:paragraph-rsid="004c1c1d" style:font-weight-asian="bold" style:font-weight-complex="bold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fo:font-weight="normal" officeooo:rsid="0053e48b" officeooo:paragraph-rsid="0053e48b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officeooo:paragraph-rsid="007b817d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fo:font-size="10pt" officeooo:paragraph-rsid="007d6813" style:font-size-asian="10pt" style:font-size-complex="10pt"/>
    </style:style>
    <style:style style:name="P82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officeooo:paragraph-rsid="007b817d"/>
    </style:style>
    <style:style style:name="P8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2ba201" officeooo:paragraph-rsid="007b817d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4366in" fo:margin-right="0in" fo:text-indent="-0.4366in" style:auto-text-indent="false" style:page-number="auto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48fc"/>
    </style:style>
    <style:style style:name="T3" style:family="text">
      <style:text-properties officeooo:rsid="0006eb84"/>
    </style:style>
    <style:style style:name="T4" style:family="text">
      <style:text-properties fo:color="#999999" officeooo:rsid="001a0336"/>
    </style:style>
    <style:style style:name="T5" style:family="text">
      <style:text-properties fo:color="#999999" officeooo:rsid="001a0336" fo:background-color="transparent" loext:char-shading-value="0"/>
    </style:style>
    <style:style style:name="T6" style:family="text">
      <style:text-properties fo:color="#999999" officeooo:rsid="000a1e88"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6eb84" fo:background-color="#ffff00" loext:char-shading-value="0"/>
    </style:style>
    <style:style style:name="T9" style:family="text">
      <style:text-properties officeooo:rsid="000a1e88" fo:background-color="#ffff00" loext:char-shading-value="0"/>
    </style:style>
    <style:style style:name="T10" style:family="text">
      <style:text-properties officeooo:rsid="001950c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a1e88" style:font-size-asian="10pt" style:font-size-complex="10pt"/>
    </style:style>
    <style:style style:name="T13" style:family="text">
      <style:text-properties fo:font-size="10pt" officeooo:rsid="007b817d" style:font-size-asian="10pt" style:font-size-complex="10pt"/>
    </style:style>
    <style:style style:name="T14" style:family="text">
      <style:text-properties fo:font-size="10pt" officeooo:rsid="00845b89" style:font-size-asian="10pt" style:font-size-complex="10pt"/>
    </style:style>
    <style:style style:name="T15" style:family="text">
      <style:text-properties officeooo:rsid="000839d5"/>
    </style:style>
    <style:style style:name="T16" style:family="text">
      <style:text-properties style:font-name="Liberation Serif1" officeooo:rsid="000839d5"/>
    </style:style>
    <style:style style:name="T17" style:family="text">
      <style:text-properties style:font-name="Liberation Serif1" fo:font-size="10pt" style:font-size-asian="10pt" style:font-size-complex="10pt"/>
    </style:style>
    <style:style style:name="T18" style:family="text">
      <style:text-properties style:font-name="Liberation Serif1" fo:font-size="10pt" officeooo:rsid="003358c2" style:font-size-asian="10pt" style:font-size-complex="10pt"/>
    </style:style>
    <style:style style:name="T19" style:family="text">
      <style:text-properties style:font-name="Liberation Serif1" fo:font-size="10pt" officeooo:rsid="00534822" style:font-size-asian="10pt" style:font-size-complex="10pt"/>
    </style:style>
    <style:style style:name="T20" style:family="text">
      <style:text-properties style:font-name="Liberation Serif1" fo:font-size="10pt" fo:font-weight="normal" officeooo:rsid="002ba201" style:font-size-asian="10pt" style:font-weight-asian="normal" style:font-size-complex="10pt" style:font-weight-complex="normal"/>
    </style:style>
    <style:style style:name="T21" style:family="text">
      <style:text-properties style:font-name="Liberation Serif1" fo:font-size="10pt" fo:font-weight="normal" officeooo:rsid="00358ad8" style:font-size-asian="10pt" style:font-weight-asian="normal" style:font-size-complex="10pt" style:font-weight-complex="normal"/>
    </style:style>
    <style:style style:name="T22" style:family="text">
      <style:text-properties style:font-name="Liberation Serif1" fo:font-size="10pt" fo:font-weight="normal" officeooo:rsid="00439f47" style:font-size-asian="10pt" style:font-weight-asian="normal" style:font-size-complex="10pt" style:font-weight-complex="normal"/>
    </style:style>
    <style:style style:name="T23" style:family="text">
      <style:text-properties style:font-name="Liberation Serif1" fo:font-size="12pt" officeooo:rsid="000839d5" style:font-size-asian="12pt" style:font-size-complex="12pt"/>
    </style:style>
    <style:style style:name="T24" style:family="text">
      <style:text-properties style:font-name="Liberation Serif1" fo:font-size="12pt" officeooo:rsid="0019a31a" style:font-size-asian="12pt" style:font-size-complex="12pt"/>
    </style:style>
    <style:style style:name="T25" style:family="text">
      <style:text-properties style:font-name="Liberation Serif1" fo:font-size="12pt" officeooo:rsid="003358c2" style:font-size-asian="12pt" style:font-size-complex="12pt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06eb84" fo:background-color="transparent" loext:char-shading-value="0"/>
    </style:style>
    <style:style style:name="T28" style:family="text">
      <style:text-properties officeooo:rsid="000a1e88" fo:background-color="transparent" loext:char-shading-value="0"/>
    </style:style>
    <style:style style:name="T29" style:family="text">
      <style:text-properties officeooo:rsid="00694a0c" fo:background-color="transparent" loext:char-shading-value="0"/>
    </style:style>
    <style:style style:name="T30" style:family="text">
      <style:text-properties officeooo:rsid="007b817d"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7d6813" fo:background-color="transparent" loext:char-shading-value="0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6eb84" style:font-weight-asian="normal" style:font-weight-complex="normal"/>
    </style:style>
    <style:style style:name="T35" style:family="text">
      <style:text-properties fo:font-weight="normal" officeooo:rsid="002ba201" style:font-weight-asian="normal" style:font-weight-complex="normal"/>
    </style:style>
    <style:style style:name="T36" style:family="text">
      <style:text-properties fo:font-weight="normal" officeooo:rsid="003075d3" style:font-weight-asian="normal" style:font-weight-complex="normal"/>
    </style:style>
    <style:style style:name="T37" style:family="text">
      <style:text-properties fo:font-weight="normal" officeooo:rsid="0087e32e" style:font-weight-asian="normal" style:font-weight-complex="normal"/>
    </style:style>
    <style:style style:name="T38" style:family="text">
      <style:text-properties fo:font-weight="normal" officeooo:rsid="0081add4" style:font-weight-asian="normal" style:font-weight-complex="normal"/>
    </style:style>
    <style:style style:name="T39" style:family="text">
      <style:text-properties fo:font-weight="normal" officeooo:rsid="0006eb84" fo:background-color="#ffff00" loext:char-shading-value="0" style:font-weight-asian="normal" style:font-weight-complex="normal"/>
    </style:style>
    <style:style style:name="T40" style:family="text">
      <style:text-properties fo:font-weight="normal" officeooo:rsid="007b817d" fo:background-color="transparent" loext:char-shading-value="0" style:font-weight-asian="normal" style:font-weight-complex="normal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officeooo:rsid="000efbab"/>
    </style:style>
    <style:style style:name="T43" style:family="text">
      <style:text-properties officeooo:rsid="00118626"/>
    </style:style>
    <style:style style:name="T44" style:family="text">
      <style:text-properties officeooo:rsid="001cff84"/>
    </style:style>
    <style:style style:name="T45" style:family="text">
      <style:text-properties officeooo:rsid="002104c3"/>
    </style:style>
    <style:style style:name="T46" style:family="text">
      <style:text-properties officeooo:rsid="0023a990"/>
    </style:style>
    <style:style style:name="T47" style:family="text">
      <style:text-properties officeooo:rsid="002857b2"/>
    </style:style>
    <style:style style:name="T48" style:family="text">
      <style:text-properties fo:font-size="8pt" officeooo:rsid="00305fbd" fo:background-color="transparent" loext:char-shading-value="0" style:font-size-asian="8pt" style:font-size-complex="8pt"/>
    </style:style>
    <style:style style:name="T49" style:family="text">
      <style:text-properties fo:font-size="8pt" officeooo:rsid="0061a15a" fo:background-color="transparent" loext:char-shading-value="0" style:font-size-asian="8pt" style:font-size-complex="8pt"/>
    </style:style>
    <style:style style:name="T50" style:family="text">
      <style:text-properties fo:font-size="8pt" fo:font-weight="normal" officeooo:rsid="00305fbd" fo:background-color="transparent" loext:char-shading-value="0" style:font-size-asian="8pt" style:font-weight-asian="normal" style:font-size-complex="8pt" style:font-weight-complex="normal"/>
    </style:style>
    <style:style style:name="T51" style:family="text">
      <style:text-properties fo:font-size="8pt" fo:font-weight="normal" officeooo:rsid="0061a15a" fo:background-color="transparent" loext:char-shading-value="0" style:font-size-asian="8pt" style:font-weight-asian="normal" style:font-size-complex="8pt" style:font-weight-complex="normal"/>
    </style:style>
    <style:style style:name="T52" style:family="text">
      <style:text-properties fo:font-size="8pt" fo:font-weight="normal" officeooo:rsid="007b817d" fo:background-color="transparent" loext:char-shading-value="0" style:font-size-asian="8pt" style:font-weight-asian="normal" style:font-size-complex="8pt" style:font-weight-complex="normal"/>
    </style:style>
    <style:style style:name="T53" style:family="text">
      <style:text-properties fo:font-size="8pt" fo:font-weight="normal" officeooo:rsid="007d6813" fo:background-color="transparent" loext:char-shading-value="0" style:font-size-asian="8pt" style:font-weight-asian="normal" style:font-size-complex="8pt" style:font-weight-complex="normal"/>
    </style:style>
    <style:style style:name="T54" style:family="text">
      <style:text-properties fo:font-size="8pt" fo:font-weight="normal" officeooo:rsid="00305fbd" fo:background-color="#ffff00" loext:char-shading-value="0" style:font-size-asian="8pt" style:font-weight-asian="normal" style:font-size-complex="8pt" style:font-weight-complex="normal"/>
    </style:style>
    <style:style style:name="T55" style:family="text">
      <style:text-properties fo:font-size="8pt" fo:font-weight="normal" officeooo:rsid="0061a15a" fo:background-color="#ffff00" loext:char-shading-value="0" style:font-size-asian="8pt" style:font-weight-asian="normal" style:font-size-complex="8pt" style:font-weight-complex="normal"/>
    </style:style>
    <style:style style:name="T56" style:family="text">
      <style:text-properties fo:font-size="8pt" fo:font-weight="normal" officeooo:rsid="007b817d" fo:background-color="#ffff00" loext:char-shading-value="0" style:font-size-asian="8pt" style:font-weight-asian="normal" style:font-size-complex="8pt" style:font-weight-complex="normal"/>
    </style:style>
    <style:style style:name="T57" style:family="text">
      <style:text-properties fo:font-size="8pt" officeooo:rsid="00305fbd" fo:background-color="#ffff00" loext:char-shading-value="0" style:font-size-asian="8pt" style:font-size-complex="8pt"/>
    </style:style>
    <style:style style:name="T58" style:family="text">
      <style:text-properties fo:font-size="8pt" officeooo:rsid="0061a15a" fo:background-color="#ffff00" loext:char-shading-value="0" style:font-size-asian="8pt" style:font-size-complex="8pt"/>
    </style:style>
    <style:style style:name="T59" style:family="text">
      <style:text-properties officeooo:rsid="003075d3"/>
    </style:style>
    <style:style style:name="T60" style:family="text">
      <style:text-properties officeooo:rsid="0032eb07"/>
    </style:style>
    <style:style style:name="T61" style:family="text">
      <style:text-properties officeooo:rsid="003358c2"/>
    </style:style>
    <style:style style:name="T62" style:family="text">
      <style:text-properties officeooo:rsid="003b5e41"/>
    </style:style>
    <style:style style:name="T63" style:family="text">
      <style:text-properties officeooo:rsid="004c1c1d"/>
    </style:style>
    <style:style style:name="T64" style:family="text">
      <style:text-properties officeooo:rsid="004d4cca"/>
    </style:style>
    <style:style style:name="T65" style:family="text">
      <style:text-properties officeooo:rsid="004d4d09"/>
    </style:style>
    <style:style style:name="T66" style:family="text">
      <style:text-properties style:use-window-font-color="true" fo:background-color="transparent" loext:char-shading-value="0"/>
    </style:style>
    <style:style style:name="T67" style:family="text">
      <style:text-properties style:use-window-font-color="true" officeooo:rsid="00694a0c" fo:background-color="transparent" loext:char-shading-value="0"/>
    </style:style>
    <style:style style:name="T68" style:family="text">
      <style:text-properties style:use-window-font-color="true" fo:font-size="8pt" officeooo:rsid="0061a15a" fo:background-color="#ffff00" loext:char-shading-value="0" style:font-size-asian="8pt" style:font-size-complex="8pt"/>
    </style:style>
    <style:style style:name="T69" style:family="text">
      <style:text-properties style:use-window-font-color="true" fo:font-size="8pt" officeooo:rsid="0061a15a" fo:background-color="transparent" loext:char-shading-value="0" style:font-size-asian="8pt" style:font-size-complex="8pt"/>
    </style:style>
    <style:style style:name="T70" style:family="text">
      <style:text-properties officeooo:rsid="00534822"/>
    </style:style>
    <style:style style:name="T71" style:family="text">
      <style:text-properties officeooo:rsid="005bdf95"/>
    </style:style>
    <style:style style:name="T72" style:family="text">
      <style:text-properties officeooo:rsid="005d1f90"/>
    </style:style>
    <style:style style:name="T73" style:family="text">
      <style:text-properties officeooo:rsid="006e8f32"/>
    </style:style>
    <style:style style:name="T74" style:family="text">
      <style:text-properties officeooo:rsid="0075a001"/>
    </style:style>
    <style:style style:name="T75" style:family="text">
      <style:text-properties officeooo:rsid="007d07bf"/>
    </style:style>
    <style:style style:name="T76" style:family="text">
      <style:text-properties officeooo:rsid="0088b6ab"/>
    </style:style>
    <style:style style:name="T77" style:family="text">
      <style:text-properties officeooo:rsid="008a7cc3"/>
    </style:style>
    <style:style style:name="T78" style:family="text">
      <style:text-properties officeooo:rsid="008bf8d2"/>
    </style:style>
    <style:style style:name="T79" style:family="text">
      <style:text-properties officeooo:rsid="008c6c48"/>
    </style:style>
    <style:style style:name="T80" style:family="text">
      <style:text-properties officeooo:rsid="008e0132"/>
    </style:style>
    <style:style style:name="T81" style:family="text">
      <style:text-properties officeooo:rsid="008fb5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ing OpenFrameworks</text:p>
      <text:p text:style-name="P2">(using the 0.9 series of oF)</text:p>
      <text:p text:style-name="P2"><text:span text:style-name="T12">(comprehensive notes on how this process was developed, can be found in the other .odt file in this directory)</text:span><text:line-break/></text:p>
      <text:p text:style-name="P4">dependency installation scripts</text:p>
      <text:p text:style-name="P35"><text:span text:style-name="T1">Requires Ubuntu 16.04 or newer.</text:span><text:line-break/>two scripts to run to get basic <text:span text:style-name="T2">dependencies.</text:span><text:line-break/></text:p>
      <text:p text:style-name="P35">of_v0.9.<text:span text:style-name="T74">3</text:span>_linux64_release/scripts/linux/ubuntu/</text:p>
      <text:list xml:id="list4367088942989252141" text:style-name="L1">
        <text:list-item>
          <text:p text:style-name="P69">install_codecs.sh</text:p>
        </text:list-item>
        <text:list-item>
          <text:p text:style-name="P69">install_dependencies.sh</text:p>
        </text:list-item>
      </text:list>
      <text:p text:style-name="P1"/>
      <text:p text:style-name="P7">altering dependency libraries</text:p>
      <text:p text:style-name="P21">need to download the oF dependency libraries and recompile them, so that everything can be linked into the dynamic library needed by Ruby.</text:p>
      <text:p text:style-name="P21"/>
      <text:p text:style-name="P21">(This part has already been done, and isn’t really dependent on changes to oF. Need to <text:span text:style-name="T43">have clean documentation for </text:span>this as well, but it’s less urgent than the documentation of other parts of the build system.)</text:p>
      <text:p text:style-name="P34">(Check the comments in the rakefile for an idea of where to start with the documentation.)</text:p>
      <text:p text:style-name="P21"/>
      <text:p text:style-name="P22">tess2 (via gmake)</text:p>
      <text:p text:style-name="P22"/>
      <text:p text:style-name="P22"/>
      <text:p text:style-name="P22">kiss (via cmake)</text:p>
      <text:p text:style-name="P22"/>
      <text:p text:style-name="P22"/>
      <text:p text:style-name="P22">poco (via cmake)</text:p>
      <text:p text:style-name="P22"><text:tab/>(only need to tell the build system to use dynamic) <text:span text:style-name="T46">← this seems to be incorrect.</text:span></text:p>
      <text:p text:style-name="P22"><text:tab/>(NOT the system library. Currently no support for system library.)</text:p>
      <text:p text:style-name="P45"><text:span text:style-name="CODE"/></text:p>
      <text:p text:style-name="P45"><text:span text:style-name="CODE"># Assuming -fPIC flag has been added to CFLAGS and CXFLAGS in the poco build config file</text:span></text:p>
      <text:p text:style-name="P45"><text:span text:style-name="CODE"># (of_v0.9.3_libs/custom/poco/poco-1.7.4-all/build/config/Linux)</text:span></text:p>
      <text:p text:style-name="P45"><text:span text:style-name="CODE"/></text:p>
      <text:p text:style-name="P46"><text:span text:style-name="CODE"><text:span text:style-name="T24">NOTE: need to run cmake first before the underlying make files can be edited</text:span></text:span></text:p>
      <text:p text:style-name="P45"><text:span text:style-name="CODE"/></text:p>
      <text:p text:style-name="P45"><text:span text:style-name="CODE"/></text:p>
      <text:p text:style-name="P45"><text:span text:style-name="CODE">run_i "./configure --static --no-tests --no-samples"</text:span></text:p>
      <text:p text:style-name="P45"><text:span text:style-name="CODE">run_i "make"</text:span></text:p>
      <text:p text:style-name="P45"><text:span text:style-name="CODE"><text:tab/><text:tab/><text:tab/></text:span></text:p>
      <text:p text:style-name="P45"><text:span text:style-name="CODE"># NOTE: This is going to end in an error, because it's trying to make the tests, even though I configured it to avoid the tests... oh well.</text:span></text:p>
      <text:p text:style-name="P45"><text:span text:style-name="CODE"/></text:p>
      <text:p text:style-name="P45"><text:span text:style-name="CODE"><text:span text:style-name="T23"/></text:span></text:p>
      <text:p text:style-name="P45"><text:span text:style-name="CODE"><text:span text:style-name="T23">poco is going to be built as as static library, build with the -fPIC flag. This means it can be incorporated into the final dynamic library. Many other dependencies are also this way.</text:span></text:span></text:p>
      <text:p text:style-name="P22"/>
      <text:p text:style-name="P22"/>
      <text:p text:style-name="P22"/>
      <text:p text:style-name="P25"><text:soft-page-break/>fmodex (No need to recompile. Dynamic library was already provided by default oF package)</text:p>
      <text:p text:style-name="P23"/>
      <text:p text:style-name="P23"/>
      <text:p text:style-name="P23"/>
      <text:p text:style-name="P23"/>
      <text:p text:style-name="P23"/>
      <text:p text:style-name="P23"/>
      <text:p text:style-name="P24">The following are also dependencies, but they are <text:span text:style-name="T44">all header-only C++ libraries. As such, they do not need to be built or configured in any special way.</text:span></text:p>
      <text:p text:style-name="P24"/>
      <text:p text:style-name="P24">Boost</text:p>
      <text:p text:style-name="P24">freeimage</text:p>
      <text:p text:style-name="P24">freetype</text:p>
      <text:p text:style-name="P24">glfw</text:p>
      <text:p text:style-name="P24">utf8cpp</text:p>
      <text:p text:style-name="P24"/>
      <text:p text:style-name="P24"/>
      <text:p text:style-name="P5">necessary alterations to <text:span text:style-name="T45">oF build system </text:span>files</text:p>
      <text:p text:style-name="P20"/>
      <text:list xml:id="list4907124356579686396" text:style-name="L2">
        <text:list-item>
          <text:p text:style-name="P71"><text:span text:style-name="T3">add </text:span><text:span text:style-name="CODE"><text:span text:style-name="T28">SHAREDCORE=1</text:span></text:span><text:span text:style-name="T3"> to </text:span><text:span text:style-name="CODE"><text:span text:style-name="T28">compileOF.sh</text:span></text:span><text:span text:style-name="T3"> in the appropriate places</text:span></text:p>
        </text:list-item>
      </text:list>
      <text:p text:style-name="P26"/>
      <text:p text:style-name="P54"><text:span text:style-name="T27">of_v0.9.3_linux64_release/scripts/linux/</text:span><text:span text:style-name="T8">compileOF.sh</text:span></text:p>
      <text:p text:style-name="P40"><text:span text:style-name="CODE"><text:span text:style-name="T6">31</text:span></text:span><text:span text:style-name="CODE"><text:span text:style-name="T26"><text:tab/></text:span></text:span><text:span text:style-name="CODE"><text:span text:style-name="T28">make -j$JOBS Debug </text:span></text:span><text:span text:style-name="CODE"><text:span text:style-name="T9">SHAREDCORE=1</text:span></text:span></text:p>
      <text:p text:style-name="P40"><text:span text:style-name="CODE"><text:span text:style-name="T5">...</text:span></text:span></text:p>
      <text:p text:style-name="P40"><text:span text:style-name="CODE"><text:span text:style-name="T6">41</text:span></text:span><text:span text:style-name="CODE"><text:span text:style-name="T26"><text:tab/></text:span></text:span><text:span text:style-name="CODE"><text:span text:style-name="T28"> <text:s text:c="3"/>make -j$JOBS Release </text:span></text:span><text:span text:style-name="CODE"><text:span text:style-name="T9">SHAREDCORE=1</text:span></text:span></text:p>
      <text:p text:style-name="P44"/>
      <text:p text:style-name="P44"/>
      <text:p text:style-name="P36">(check this file if you want a better idea of what this flag does.)</text:p>
      <text:p text:style-name="P52">of_v0.9.3_linux64_release/<text:span text:style-name="T34">libs/openFrameworksCompiled/project/makefileCommon/</text:span><text:span text:style-name="T39">compile.core.mk</text:span></text:p>
      <text:p text:style-name="P61">line 256 or search for "SHAREDCORE"</text:p>
      <text:p text:style-name="P20"/>
      <text:p text:style-name="P20"/>
      <text:list xml:id="list5251362973834148023" text:style-name="L3">
        <text:list-item>
          <text:p text:style-name="P72"><text:span text:style-name="T3">add the </text:span><text:span text:style-name="CODE">-fPIC</text:span><text:span text:style-name="T3"> flag to make everything with shared libraries work out.</text:span></text:p>
        </text:list-item>
      </text:list>
      <text:p text:style-name="P29"/>
      <text:p text:style-name="P55"><text:span text:style-name="CODE"><text:span text:style-name="T17">of_v0.9.3_linux64_release/libs/openFrameworksCompiled/project/makefileCommon/compile.core.mk</text:span></text:span></text:p>
      <text:p text:style-name="P44"><text:span text:style-name="CODE"><text:span text:style-name="T4">44</text:span></text:span><text:span text:style-name="CODE"><text:tab/>ALL_CFLAGS = -fPIC</text:span></text:p>
      <text:p text:style-name="P44"/>
      <text:p text:style-name="P44"/>
      <text:p text:style-name="P44">this value <text:span text:style-name="CODE"><text:span text:style-name="T7">ALL_CFLAGS</text:span></text:span> goes through some processing,</text:p>
      <text:p text:style-name="P44"><text:span text:style-name="T10">a</text:span>nd then eventually becomes the <text:span text:style-name="CODE"><text:span text:style-name="T7">CFLAGS</text:span></text:span> variable</text:p>
      <text:p text:style-name="P36">this allows you to set build flags for the base oF system</text:p>
      <text:p text:style-name="P21"/>
      <text:p text:style-name="P8">installing oF addons</text:p>
      <text:p text:style-name="P30"><text:line-break/>Install oF addons into the following folder:<text:line-break/><text:tab/>of_v0.9.3_linux64_release/addons/</text:p>
      <text:p text:style-name="P21"/>
      <text:p text:style-name="P31">then add the addons that you want to use, by name, into the following file:</text:p>
      <text:p text:style-name="P31"><text:tab/>RubyCPP/Oni/ext/oni/cpp/mySketch/addons.make</text:p>
      <text:p text:style-name="P1"/>
      <text:p text:style-name="P4"><text:soft-page-break/>building the base project</text:p>
      <text:p text:style-name="P11"><text:span text:style-name="T15">(</text:span>use the rakefile<text:span text:style-name="T15">)</text:span></text:p>
      <text:p text:style-name="P11"><text:span text:style-name="CODE"/></text:p>
      <text:p text:style-name="P37"><text:span text:style-name="CODE">rake base:build<text:line-break/></text:span></text:p>
      <text:p text:style-name="P37"><text:span text:style-name="CODE"><text:tab/></text:span><text:span text:style-name="CODE"><text:span text:style-name="T16">AKA</text:span></text:span></text:p>
      <text:p text:style-name="P37"><text:span text:style-name="CODE"><text:line-break/>compileOF.sh -j4</text:span></text:p>
      <text:p text:style-name="P38"><text:span text:style-name="CODE"><text:span text:style-name="T20">(</text:span></text:span><text:span text:style-name="CODE"><text:span text:style-name="T21">^ </text:span></text:span><text:span text:style-name="CODE"><text:span text:style-name="T20">the file that was edited </text:span></text:span><text:span text:style-name="CODE"><text:span text:style-name="T22">a couple steps ago</text:span></text:span><text:span text:style-name="CODE"><text:span text:style-name="T20">)</text:span></text:span></text:p>
      <text:p text:style-name="P1"/>
      <text:p text:style-name="P4"/>
      <text:p text:style-name="P4">building a sketch (testing the C++ layer alone)</text:p>
      <text:p text:style-name="P13"/>
      <text:p text:style-name="P12"><text:span text:style-name="T35">set </text:span><text:span text:style-name="CODE"><text:span text:style-name="T33">OF_ROO</text:span></text:span><text:span text:style-name="CODE"><text:span text:style-name="T36">T</text:span></text:span><text:span text:style-name="T35"> variable to point to the correct oF installation.</text:span></text:p>
      <text:p text:style-name="P13">set <text:span text:style-name="CODE">-fPIC</text:span> <text:span text:style-name="T59">flag </text:span>here again</text:p>
      <text:p text:style-name="P14"/>
      <text:p text:style-name="P64"><text:tab/><text:span text:style-name="T11">RubyCPP/Oni/ext/oni/cpp/mySketch/config.make</text:span></text:p>
      <text:p text:style-name="P39"><text:span text:style-name="CODE"><text:s/>11</text:span><text:span text:style-name="CODE"><text:span text:style-name="T26"><text:tab/></text:span></text:span><text:span text:style-name="CODE"><text:span text:style-name="T50">OF_ROOT = </text:span></text:span><text:span text:style-name="CODE"><text:span text:style-name="T54">/home/ravenskrag/Experiments/OpenFrameworks/of_v0.9.3_linux64_release/</text:span></text:span></text:p>
      <text:p text:style-name="P39"><text:span text:style-name="CODE"><text:span text:style-name="T5">...</text:span></text:span></text:p>
      <text:p text:style-name="P42"><text:span text:style-name="CODE"><text:span text:style-name="T66">1</text:span></text:span><text:span text:style-name="CODE">07</text:span><text:span text:style-name="CODE"><text:span text:style-name="T26"><text:tab/></text:span></text:span><text:span text:style-name="CODE"><text:span text:style-name="T28"> <text:s text:c="3"/></text:span></text:span><text:span text:style-name="CODE"><text:span text:style-name="T48">PROJECT_CFLAGS = </text:span></text:span><text:span text:style-name="CODE"><text:span text:style-name="T57">-fPIC</text:span></text:span></text:p>
      <text:p text:style-name="P1"/>
      <text:p text:style-name="P76"><text:span text:style-name="T75">Most likely this is fine</text:span>, but if there is a problem, set <text:span text:style-name="CODE">OF_ROO</text:span><text:span text:style-name="CODE"><text:span text:style-name="T59">T</text:span></text:span> here again<text:line-break/><text:span text:style-name="T14">(see later section on configuring Ruby-level build variables)</text:span></text:p>
      <text:p text:style-name="P75"/>
      <text:p text:style-name="P83"><text:tab/><text:span text:style-name="T11">RubyCPP/Oni/ext/oni/cpp/mySketch/</text:span><text:span text:style-name="T13">Makefile</text:span><text:span text:style-name="T11">.</text:span><text:span text:style-name="T13">static_lib</text:span></text:p>
      <text:p text:style-name="P81"><text:span text:style-name="CODE"><text:span text:style-name="T31"><text:s text:c="2"/></text:span></text:span><text:span text:style-name="CODE"><text:span text:style-name="T32">3</text:span></text:span><text:span text:style-name="CODE"><text:span text:style-name="T31"><text:tab/></text:span></text:span><text:span text:style-name="CODE"><text:span text:style-name="T53">ifneq ($(wildcard config.make),)</text:span></text:span></text:p>
      <text:p text:style-name="P81"><text:span text:style-name="CODE"><text:span text:style-name="T31"><text:s text:c="2"/></text:span></text:span><text:span text:style-name="CODE"><text:span text:style-name="T32">4</text:span></text:span><text:span text:style-name="CODE"><text:span text:style-name="T31"><text:tab/></text:span></text:span><text:span text:style-name="CODE"><text:span text:style-name="T53"><text:tab/>include config.make</text:span></text:span></text:p>
      <text:p text:style-name="P81"><text:span text:style-name="CODE"><text:span text:style-name="T31"><text:s text:c="2"/></text:span></text:span><text:span text:style-name="CODE"><text:span text:style-name="T32">5</text:span></text:span><text:span text:style-name="CODE"><text:span text:style-name="T31"><text:tab/></text:span></text:span><text:span text:style-name="CODE"><text:span text:style-name="T53">endif</text:span></text:span></text:p>
      <text:p text:style-name="P81"><text:span text:style-name="CODE"><text:span text:style-name="T31"><text:s text:c="2"/></text:span></text:span><text:span text:style-name="CODE"><text:span text:style-name="T32">6</text:span></text:span><text:span text:style-name="CODE"><text:span text:style-name="T31"><text:tab/></text:span></text:span></text:p>
      <text:p text:style-name="P80"><text:span text:style-name="CODE"><text:span text:style-name="T31"><text:s text:c="2"/></text:span></text:span><text:span text:style-name="CODE"><text:span text:style-name="T30">7</text:span></text:span><text:span text:style-name="CODE"><text:span text:style-name="T31"><text:tab/></text:span></text:span><text:span text:style-name="CODE"><text:span text:style-name="T52"># make sure the the OF_ROOT location is defined</text:span></text:span></text:p>
      <text:p text:style-name="P80"><text:span text:style-name="CODE"><text:span text:style-name="T41"><text:s text:c="2"/></text:span></text:span><text:span text:style-name="CODE"><text:span text:style-name="T40">8</text:span></text:span><text:span text:style-name="CODE"><text:span text:style-name="T41"><text:tab/></text:span></text:span><text:span text:style-name="CODE"><text:span text:style-name="T52">ifndef OF_ROOT</text:span></text:span></text:p>
      <text:p text:style-name="P80"><text:span text:style-name="CODE"><text:span text:style-name="T41"><text:s text:c="2"/></text:span></text:span><text:span text:style-name="CODE"><text:span text:style-name="T40">9</text:span></text:span><text:span text:style-name="CODE"><text:span text:style-name="T41"><text:tab/></text:span></text:span><text:span text:style-name="CODE"><text:span text:style-name="T52"> <text:s text:c="3"/>OF_ROOT=$(realpath ../..</text:span></text:span><text:span text:style-name="CODE"><text:span text:style-name="T56">/OpenFrameworks/of_v0.9.3_linux64_release</text:span></text:span><text:span text:style-name="CODE"><text:span text:style-name="T52">)</text:span></text:span></text:p>
      <text:p text:style-name="P82"><text:span text:style-name="CODE"><text:span text:style-name="T41"><text:s/>1</text:span></text:span><text:span text:style-name="CODE"><text:span text:style-name="T40">0</text:span></text:span><text:span text:style-name="CODE"><text:span text:style-name="T41"><text:tab/></text:span></text:span><text:span text:style-name="CODE"><text:span text:style-name="T52">endif</text:span></text:span></text:p>
      <text:p text:style-name="P1"/>
      <text:p text:style-name="P32">use the rakefile to build the sketch</text:p>
      <text:p text:style-name="P32"><text:tab/><text:span text:style-name="CODE">rake </text:span><text:span text:style-name="CODE"><text:span text:style-name="T60">oF_sketch</text:span></text:span><text:span text:style-name="CODE">:build</text:span></text:p>
      <text:p text:style-name="P33"/>
      <text:p text:style-name="P33">and then run the sketch (only the oF C++ code will execute here)</text:p>
      <text:p text:style-name="P33"><text:tab/><text:span text:style-name="CODE">rake </text:span><text:span text:style-name="CODE"><text:span text:style-name="T60">oF_sketch</text:span></text:span><text:span text:style-name="CODE">:</text:span><text:span text:style-name="CODE"><text:span text:style-name="T61">run</text:span></text:span></text:p>
      <text:p text:style-name="P33"><text:span text:style-name="CODE"><text:tab/></text:span><text:span text:style-name="CODE"><text:span text:style-name="T18">(this also executes the build task)</text:span></text:span></text:p>
      <text:p text:style-name="P33"><text:span text:style-name="CODE"><text:span text:style-name="T25"/></text:span></text:p>
      <text:p text:style-name="P33"><text:span text:style-name="CODE"><text:span text:style-name="T25"/></text:span></text:p>
      <text:p text:style-name="P3">Combing oF with Ruby</text:p>
      <text:p text:style-name="P27"><text:span text:style-name="T65">NOTE:<text:tab/>To r</text:span>ebuild C extension (when upgrading to new version of Ruby)</text:p>
      <text:p text:style-name="P28"><text:tab/>run the following command</text:p>
      <text:p text:style-name="P16"><text:tab/><text:span text:style-name="CODE"><text:span text:style-name="T64">rake rebuild_c_extension</text:span></text:span></text:p>
      <text:p text:style-name="P1"/>
      <text:p text:style-name="P9">Setup Rice to allow C++ / Ruby interop</text:p>
      <text:p text:style-name="P15"><text:tab/><text:span text:style-name="CODE"><text:span text:style-name="T63">gem install rice</text:span></text:span></text:p>
      <text:p text:style-name="P77"/>
      <text:p text:style-name="P77"/>
      <text:p text:style-name="P77"/>
      <text:p text:style-name="P10"><text:soft-page-break/>Configure Ruby-level build variables</text:p>
      <text:p text:style-name="P53">RubyCPP/Oni/build_libs/common.rb</text:p>
      <text:p text:style-name="P41"><text:span text:style-name="CODE"><text:span text:style-name="T26"><text:s/>1</text:span></text:span><text:span text:style-name="CODE"><text:span text:style-name="T29">3</text:span></text:span><text:span text:style-name="CODE"><text:span text:style-name="T26"><text:tab/></text:span></text:span><text:span text:style-name="CODE"><text:span text:style-name="T55">PLATFORM</text:span></text:span><text:span text:style-name="CODE"><text:span text:style-name="T51"> <text:s text:c="10"/>= "linux64"</text:span></text:span></text:p>
      <text:p text:style-name="P43"><text:span text:style-name="CODE"><text:span text:style-name="T26"><text:s/>1</text:span></text:span><text:span text:style-name="CODE"><text:span text:style-name="T29">4</text:span></text:span><text:span text:style-name="CODE"><text:span text:style-name="T26"><text:tab/></text:span></text:span><text:span text:style-name="CODE"><text:span text:style-name="T58">TARGET</text:span></text:span><text:span text:style-name="CODE"><text:span text:style-name="T49"> <text:s text:c="12"/>= "Release"</text:span></text:span></text:p>
      <text:p text:style-name="P43"><text:span text:style-name="CODE"><text:span text:style-name="T26"><text:s/>1</text:span></text:span><text:span text:style-name="CODE"><text:span text:style-name="T29">5</text:span></text:span><text:span text:style-name="CODE"><text:span text:style-name="T26"><text:tab/></text:span></text:span><text:span text:style-name="CODE"><text:span text:style-name="T58">NUMBER_OF_CORES</text:span></text:span><text:span text:style-name="CODE"><text:span text:style-name="T49"> <text:s text:c="3"/>= 4</text:span></text:span></text:p>
      <text:p text:style-name="P41"><text:span text:style-name="CODE"><text:span text:style-name="T5">...</text:span></text:span></text:p>
      <text:p text:style-name="P51"><text:span text:style-name="CODE"><text:span text:style-name="T66"><text:s/></text:span></text:span><text:span text:style-name="CODE"><text:span text:style-name="T67">22</text:span></text:span><text:span text:style-name="CODE"><text:span text:style-name="T66"><text:tab/></text:span></text:span><text:span text:style-name="CODE"><text:span text:style-name="T68">OF_ROOT</text:span></text:span><text:span text:style-name="CODE"><text:span text:style-name="T69"> = "/home/ravenskrag/Experiments/OpenFrameworks/of_v0.9.3_linux64_release/"</text:span></text:span></text:p>
      <text:p text:style-name="P6"/>
      <text:p text:style-name="P84"><text:span text:style-name="T33">Note: Many of the build variables / paths established by OpenFrameworks will be reused by ruby’s extconf.rb. The rakefile will extract this information from the OpenFrameworks makefile-based build system automatically, and put it in a folder specified by the </text:span><text:span text:style-name="CODE"><text:span text:style-name="T36">OF_BUILD_VARIABLES</text:span></text:span><text:span text:style-name="T33"> constant in </text:span><text:span text:style-name="CODE"><text:span text:style-name="T36">common.rb<text:line-break/><text:line-break/></text:span></text:span>The rakefile only processes the information extracted from the build system. The actual extraction is performed by <text:span text:style-name="CODE">Makefile.static_lib </text:span><text:span text:style-name="T76">(mentioned above).</text:span><text:line-break/><text:line-break/>The name <text:span text:style-name="T77">of this makefile </text:span>is for historic reasons. <text:span text:style-name="T78">I</text:span>t<text:span text:style-name="T79">s main purpose </text:span>was originally to generate a static library called <text:span text:style-name="CODE">libOFSketch.a</text:span>. This file is still produced, but is <text:span text:style-name="T81">no longer</text:span> needed for the <text:span text:style-name="T80">build</text:span> system to function.</text:p>
      <text:p text:style-name="P6"/>
      <text:p text:style-name="P6">building the hybrid C++ / C / Ruby project</text:p>
      <text:p text:style-name="P15"><text:span text:style-name="T62">(</text:span>use the rakefile<text:span text:style-name="T62">)</text:span></text:p>
      <text:p text:style-name="P15"/>
      <text:p text:style-name="P17"><text:tab/><text:span text:style-name="CODE"><text:span text:style-name="T70">rake build</text:span></text:span></text:p>
      <text:p text:style-name="P18"><text:span text:style-name="CODE"><text:span text:style-name="T70"><text:tab/>rake run</text:span></text:span></text:p>
      <text:p text:style-name="P19"><text:span text:style-name="CODE"><text:span text:style-name="T18"><text:tab/>(</text:span></text:span><text:span text:style-name="CODE"><text:span text:style-name="T19">as before, run also </text:span></text:span><text:span text:style-name="CODE"><text:span text:style-name="T18">executes the build task)</text:span></text:span></text:p>
      <text:p text:style-name="P74"/>
      <text:p text:style-name="P74"/>
      <text:p text:style-name="P74">Get to Work!</text:p>
      <text:p text:style-name="P15"/>
      <text:p text:style-name="P66">Now you have a basic skeleton that allows you to use a combination of Ruby and C++ to develop applications!</text:p>
      <text:p text:style-name="P66"/>
      <text:p text:style-name="P67">Here is an overview of the directory structure:</text:p>
      <text:p text:style-name="P67"/>
      <text:p text:style-name="P50">Oni/ext/oni/cpp/lib<text:tab/><text:tab/><text:tab/><text:span text:style-name="T71">C++ Rice glue code</text:span></text:p>
      <text:p text:style-name="P50">Oni/ext/oni/cpp/mySketch<text:tab/><text:tab/><text:span text:style-name="T73">C++ oF sketch code</text:span></text:p>
      <text:p text:style-name="P50">Oni/lib/<text:tab/><text:tab/><text:tab/><text:tab/><text:span text:style-name="T72">Ruby directory</text:span></text:p>
      <text:p text:style-name="P50">Oni/lib/oni<text:tab/><text:tab/><text:tab/><text:tab/><text:span text:style-name="T72">Ruby engine core</text:span></text:p>
      <text:p text:style-name="P50">Oni/lib/projects<text:tab/><text:tab/><text:tab/><text:span text:style-name="T72">Ruby sketches</text:span></text:p>
      <text:p text:style-name="P60">TODO: explain how to setup project, aka configure constants needed for build system to work. <text:span text:style-name="T42">(rakefile stuff)</text:span></text:p>
      <text:p text:style-name="P58"/>
      <text:p text:style-name="P59"/>
      <text:p text:style-name="P56">NOTE: by default it seems <text:span text:style-name="T47">(from the dependency installer)</text:span> like oF uses a GTK window, although it seems there is a project on the forums to get oF to work with qt windows</text:p>
      <text:p text:style-name="P56"/>
      <text:p text:style-name="P57">while trying to install dependencies, oF 0.9.8 had to recompile Poco. This is an example of one line of output from that build process.</text:p>
      <text:p text:style-name="P57">g++ <text:s/>-Iinclude -I/home/ravenskrag/Experiments/OpenFrameworks/v0.9.8/of_v0.9.8_linux64_release/scripts/apothecary/build/poco/CppUnit/include -I/home/ravenskrag/Experiments/OpenFrameworks/v0.9.8/of_v0.9.8_linux64_release/scripts/apothecary/build/poco/CppUnit/WinTestRunner/include -I/home/ravenskrag/Experiments/OpenFrameworks/v0.9.8/of_v0.9.8_linux64_release/scripts/apothecary/build/poco/Foundation/include -I/home/ravenskrag/Experiments/OpenFrameworks/v0.9.8/of_v0.9.8_linux64_release/scripts/apothecary/build/poco/XML/include -I/home/ravenskrag/Experiments/OpenFrameworks/v0.9.8/of_v0.9.8_linux64_release/scripts/apothecary/build/poco/JSON/include -I/home/ravenskrag/Experiments/OpenFrameworks/v0.9.8/of_v0.9.8_linux64_release/scripts/apothecary/build/poco/Util/include -I/home/ravenskrag/Experiments/OpenFrameworks/v0.9.8/of_v0.9.8_linux64_release/scripts/apothecary/build/poco/Net/include -I/home/ravenskrag/Experiments/OpenFrameworks/v0.9.8/of_v0.9.8_linux64_release/scripts/apothecary/build/poco/Crypto/include -I/home/ravenskrag/Experiments/OpenFrameworks/v0.9.8/of_v0.9.8_linux64_release/scripts/apothecary/build/poco/NetSSL_OpenSSL/include -I/home/ravenskrag/Experiments/OpenFrameworks/v0.9.8/of_v0.9.8_linux64_release/scripts/apothecary/build/poco/Data/include -I/home/ravenskrag/Experiments/OpenFrameworks/v0.9.8/of_v0.9.8_linux64_release/scripts/apothecary/build/poco/Data/SQLite/include -I/home/ravenskrag/Experiments/OpenFrameworks/v0.9.8/of_v0.9.8_linux64_release/scripts/apothecary/build/poco/Data/ODBC/include -I/home/ravenskrag/Experiments/OpenFrameworks/v0.9.8/of_v0.9.8_linux64_release/scripts/apothecary/build/poco/Data/MySQL/include -I/home/ravenskrag/Experiments/OpenFrameworks/v0.9.8/of_v0.9.8_linux64_release/scripts/apothecary/build/poco/Zip/include -I/home/ravenskrag/Experiments/OpenFrameworks/v0.9.8/of_v0.9.8_linux64_release/scripts/apothecary/build/poco/PageCompiler/include -I/home/ravenskrag/Experiments/OpenFrameworks/v0.9.8/of_v0.9.8_linux64_release/scripts/apothecary/build/poco/PageCompiler/File2Page/include -I/home/ravenskrag/Experiments/OpenFrameworks/v0.9.8/of_v0.9.8_linux64_release/scripts/apothecary/build/poco/PDF/include -I/home/ravenskrag/Experiments/OpenFrameworks/v0.9.8/of_v0.9.8_linux64_release/scripts/apothecary/build/poco/CppParser/include -I/home/ravenskrag/Experiments/OpenFrameworks/v0.9.8/of_v0.9.8_linux64_release/scripts/apothecary/build/poco/MongoDB/include -I/home/ravenskrag/Experiments/OpenFrameworks/v0.9.8/of_v0.9.8_linux64_release/scripts/ap<text:soft-page-break/>othecary/build/poco/PocoDoc/include -I/home/ravenskrag/Experiments/OpenFrameworks/v0.9.8/of_v0.9.8_linux64_release/scripts/apothecary/build/poco/ProGen/include -Wall -Wno-sign-compare -DPOCO_BUILD_HOST=ravensnest <text:s/>-D_XOPEN_SOURCE=500 -D_REENTRANT -D_THREAD_SAFE -D_FILE_OFFSET_BITS=64 -D_LARGEFILE64_SOURCE -DPOCO_HAVE_FD_EPOLL <text:s/>-O2 -DNDEBUG <text:s/>-c src/RecordSet.cpp -o /home/ravenskrag/Experiments/OpenFrameworks/v0.9.8/of_v0.9.8_linux64_release/scripts/apothecary/build/poco/Data/obj/Linux/x86_64/release_static/RecordSet.o</text:p>
      <text:p text:style-name="P65"/>
      <text:p text:style-name="P65"/>
      <text:p text:style-name="P65"/>
      <text:p text:style-name="P68">2/16/2017</text:p>
      <text:p text:style-name="P49">Problems with C++ / Ruby with Rice build:</text:p>
      <text:p text:style-name="P48"><text:line-break/>Can’t find GLFW3 header</text:p>
      <text:p text:style-name="P48">(Only effects Ruby build. Pure C++ build works fine, the sketch runs as expected)</text:p>
      <text:p text:style-name="P48"/>
      <text:p text:style-name="P49">Needed to fiddle with extconf.rb</text:p>
      <text:p text:style-name="P47">Had to update a build path:</text:p>
      <text:p text:style-name="P62">OLD:<text:tab/>"of_v0.9.3_libs/custom/glfw/include/GLFW"</text:p>
      <text:p text:style-name="P63">NEW:<text:tab/>"of_v0.9.3_libs/custom/glfw/include/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1-08T21:32:50.191350771</meta:creation-date>
    <meta:generator>LibreOffice/5.1.4.2$Linux_X86_64 LibreOffice_project/10m0$Build-2</meta:generator>
    <dc:date>2017-02-20T21:31:41.446446778</dc:date>
    <dc:creator>Jason Ko</dc:creator>
    <meta:editing-duration>P1DT10H22M39S</meta:editing-duration>
    <meta:editing-cycles>123</meta:editing-cycles>
    <meta:document-statistic meta:table-count="0" meta:image-count="0" meta:object-count="0" meta:page-count="6" meta:paragraph-count="118" meta:word-count="953" meta:character-count="9248" meta:non-whitespace-character-count="8318"/>
  </office:meta>
</office:document-meta>
</file>